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4.631cm" table:align="left"/>
    </style:style>
    <style:style style:name="Tabla2.A" style:family="table-column">
      <style:table-column-properties style:column-width="14.631cm"/>
    </style:style>
    <style:style style:name="Tabla2.A1" style:family="table-cell">
      <style:table-cell-properties fo:padding="0.097cm" fo:border="0.05pt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4pt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1pt" fo:font-style="normal" style:text-underline-style="none" fo:font-weight="normal" style:font-weight-asian="normal" style:font-weight-complex="normal"/>
    </style:style>
    <style:style style:name="P3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text-properties style:font-name="Arial" fo:font-size="9pt" style:font-size-asian="9pt" style:font-size-complex="9pt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9pt" style:font-size-asian="9pt" style:font-size-complex="9pt"/>
    </style:style>
    <style:style style:name="P6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000000" loext:opacity="100%"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0pt" fo:font-style="normal" fo:font-weight="normal"/>
    </style:style>
    <style:style style:name="P8" style:family="paragraph" style:parent-style-name="Preformatted_20_Text">
      <loext:graphic-properties draw:fill="solid" draw:fill-color="#ffffff" draw:opacity="100%"/>
      <style:paragraph-properties fo:margin-left="1.251cm" fo:margin-right="0cm" fo:text-align="justify" style:justify-single-word="false" fo:text-indent="0cm" style:auto-text-indent="false" fo:background-color="#ffffff"/>
      <style:text-properties fo:color="#1f2f42" loext:opacity="100%" style:font-name="Arial1" fo:font-size="10pt" fo:font-style="normal" fo:font-weight="normal" style:font-size-asian="10pt" style:font-size-complex="10pt"/>
    </style:style>
    <style:style style:name="P9" style:family="paragraph" style:parent-style-name="Preformatted_20_Text" style:list-style-name="L1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0pt" fo:font-style="normal" fo:font-weight="normal" style:font-size-asian="10pt" style:font-size-complex="10pt"/>
    </style:style>
    <style:style style:name="T1" style:family="text">
      <style:text-properties fo:font-style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17cm" fo:text-indent="-0.635cm" fo:margin-left="1.9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52cm" fo:text-indent="-0.635cm" fo:margin-left="2.5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87cm" fo:text-indent="-0.635cm" fo:margin-left="3.1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22cm" fo:text-indent="-0.635cm" fo:margin-left="3.8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57cm" fo:text-indent="-0.635cm" fo:margin-left="4.4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92cm" fo:text-indent="-0.635cm" fo:margin-left="5.0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27cm" fo:text-indent="-0.635cm" fo:margin-left="5.7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62cm" fo:text-indent="-0.635cm" fo:margin-left="6.3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97cm" fo:text-indent="-0.635cm" fo:margin-left="6.9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32cm" fo:text-indent="-0.635cm" fo:margin-left="7.63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7</text:p>
      <text:p text:style-name="P6"><text:span text:style-name="T1">1- </text:span><text:s/>Definir un documento XML que ofrezca un listado de 1 o más editoriales, donde cada editorial presenta la siguiente información: nombre, dirección, email, página, teléfono y fax.</text:p>
      <text:p text:style-name="P3"><text:s text:c="3"/>Definir su correspondiente DTD y construir el fichero XML válido con respecto a éste.</text:p>
      <text:p text:style-name="P3">2- Definir el correspondiente DTD para el siguiente documento XML:</text:p>
      <table:table table:name="Tabla2" table:style-name="Tabla2">
        <table:table-column table:style-name="Tabla2.A"/>
        <table:table-row table:style-name="TableLine2954545768928">
          <table:table-cell table:style-name="Tabla2.A1" office:value-type="string">
            <text:p text:style-name="P5">&lt;?xml version="1.0"?&gt;<text:line-break/>&lt;libro&gt;<text:line-break/>&lt;titulo&gt; Cien años de soledad &lt;/titulo&gt;<text:line-break/>&lt;disponible tiempo="24" unidad="horas"/&gt;<text:line-break/>&lt;autor&gt; Gabriel García Márquez &lt;/autor&gt;<text:line-break/>&lt;formato&gt; Rústica &lt;/formato&gt;<text:line-break/>&lt;publicacion&gt;1967 &lt;/publicacion&gt;<text:line-break/>&lt;precio cantidad="9.99" moneda="euro"/&gt;<text:line-break/>&lt;descuento cantidad="5"/&gt;<text:line-break/>&lt;enlacelibro href="/exec/ISBN/84-473-0619-4"/&gt;<text:line-break/>&lt;/libro&gt;</text:p>
          </table:table-cell>
        </table:table-row>
      </table:table>
      <text:p text:style-name="P2"/>
      <text:p text:style-name="P2">3- Definir el correspondiente DTD para el siguiente documento XML:</text:p>
      <table:table table:name="Tabla1" table:style-name="Tabla1">
        <table:table-column table:style-name="Tabla1.A"/>
        <table:table-row table:style-name="TableLine2954545770288">
          <table:table-cell table:style-name="Tabla1.A1" office:value-type="string">
            <text:p text:style-name="P4">&lt;clinicas&gt;</text:p>
            <text:p text:style-name="P4">&lt;clinica nombre ="vista <text:s/>hermosa"&gt;</text:p>
            <text:p text:style-name="P4">&lt;cita fecha="10/10/2010"&gt;</text:p>
            <text:p text:style-name="P4">&lt;medico nif="d16345665465" nombre="pepe" apellidos="moreno"&gt;</text:p>
            <text:p text:style-name="P4">&lt;especialidad&gt;traumatologia&lt;/especialidad&gt;</text:p>
            <text:p text:style-name="P4">&lt;/medico&gt;</text:p>
            <text:p text:style-name="P4">&lt;paciente nif="100000001A" nombre="Drenthe"&gt;</text:p>
            <text:p text:style-name="P4">&lt;diagnostico&gt;ulcera de estómago&lt;/diagnostico&gt;</text:p>
            <text:p text:style-name="P4">&lt;/paciente&gt;</text:p>
            <text:p text:style-name="P4">&lt;/cita&gt;</text:p>
            <text:p text:style-name="P4">&lt;cita fecha="12/10/2010"&gt;</text:p>
            <text:p text:style-name="P4">&lt;medico nif="5258020000B" nombre="luis" apellidos="moreno"&gt;</text:p>
            <text:p text:style-name="P4">&lt;especialidad&gt;traumatologia&lt;/especialidad&gt;</text:p>
            <text:p text:style-name="P4">&lt;/medico&gt;</text:p>
            <text:p text:style-name="P4">&lt;paciente nif="d00000002A" nombre="Mujer de Drenthe"&gt;</text:p>
            <text:p text:style-name="P4">&lt;diagnostico&gt;parto&lt;/diagnostico&gt;</text:p>
            <text:p text:style-name="P4">&lt;/paciente&gt;</text:p>
            <text:p text:style-name="P4">&lt;/cita&gt;</text:p>
            <text:p text:style-name="P4">&lt;/clinica&gt;</text:p>
            <text:p text:style-name="P4">..........................</text:p>
            <text:p text:style-name="P5">&lt;/clinicas&gt;</text:p>
          </table:table-cell>
        </table:table-row>
      </table:table>
      <text:p text:style-name="P7">4- Definir un DTD y su correspondiente fichero <text:s/>XML válido con respecto a éste que almacene la siguiente información para los elementos de la tabla periódica:</text:p>
      <text:p text:style-name="P8">Listado de uno o más átomos, donde cada átomo:</text:p>
      <text:list xml:id="list1271222276" text:style-name="L1">
        <text:list-item>
          <text:p text:style-name="P9">Tiene un atributo estado.</text:p>
        </text:list-item>
        <text:list-item>
          <text:p text:style-name="P9">Un elemento nombre.</text:p>
        </text:list-item>
        <text:list-item>
          <text:p text:style-name="P9">Un elemento símbolo.</text:p>
        </text:list-item>
        <text:list-item>
          <text:p text:style-name="P9">Un elemento número atómico.</text:p>
        </text:list-item>
        <text:list-item>
          <text:p text:style-name="P9">Un elemento peso atómico.</text:p>
        </text:list-item>
        <text:list-item>
          <text:p text:style-name="P9">Un elemento punto de ebullición con un atributo unidades,</text:p>
        </text:list-item>
        <text:list-item>
          <text:p text:style-name="P9">Un elemento punto de fusión con un atributo unidad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initial-creator>a</meta:initial-creator>
    <meta:creation-date>2010-09-13T17:42:35</meta:creation-date>
    <dc:date>2011-10-12T18:46:06.65</dc:date>
    <meta:print-date>2011-10-12T16:53:28.63</meta:print-date>
    <dc:language>es-ES</dc:language>
    <meta:editing-cycles>12</meta:editing-cycles>
    <meta:editing-duration>PT02H32M58S</meta:editing-duration>
    <dc:creator>e e</dc:creator>
    <meta:printed-by>e e</meta:printed-by>
    <meta:document-statistic meta:table-count="2" meta:image-count="0" meta:object-count="0" meta:page-count="1" meta:paragraph-count="36" meta:word-count="212" meta:character-count="1752" meta:non-whitespace-character-count="1577"/>
    <meta:user-defined meta:name="Info 1"/>
    <meta:user-defined meta:name="Info 2"/>
    <meta:user-defined meta:name="Info 3"/>
    <meta:user-defined meta:name="Info 4"/>
  </office:meta>
</office:document-meta>
</file>